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fo:color="#000000" style:text-underline-style="none" officeooo:rsid="002c9ff7" officeooo:paragraph-rsid="002c9ff7"/>
    </style:style>
    <style:style style:name="P4" style:family="paragraph" style:parent-style-name="Text_20_body">
      <style:text-properties fo:color="#000000" style:text-underline-style="none" officeooo:rsid="00303df1" officeooo:paragraph-rsid="00303df1"/>
    </style:style>
    <style:style style:name="P5" style:family="paragraph" style:parent-style-name="Text_20_body">
      <style:text-properties officeooo:rsid="002c9ff7" officeooo:paragraph-rsid="002c9ff7"/>
    </style:style>
    <style:style style:name="P6" style:family="paragraph" style:parent-style-name="Text_20_body">
      <style:text-properties officeooo:rsid="002c9ff7" officeooo:paragraph-rsid="002dd3e9"/>
    </style:style>
    <style:style style:name="P7" style:family="paragraph" style:parent-style-name="Text_20_body">
      <style:text-properties officeooo:rsid="002c9ff7" officeooo:paragraph-rsid="002e3b52"/>
    </style:style>
    <style:style style:name="P8" style:family="paragraph" style:parent-style-name="Text_20_body">
      <style:text-properties officeooo:rsid="002e3b52" officeooo:paragraph-rsid="002e3b52"/>
    </style:style>
    <style:style style:name="P9" style:family="paragraph" style:parent-style-name="Text_20_body">
      <style:text-properties officeooo:rsid="002fdead" officeooo:paragraph-rsid="002fdead"/>
    </style:style>
    <style:style style:name="P10" style:family="paragraph" style:parent-style-name="Text_20_body">
      <style:text-properties officeooo:rsid="0030014c" officeooo:paragraph-rsid="0030014c"/>
    </style:style>
    <style:style style:name="P11" style:family="paragraph" style:parent-style-name="Text_20_body">
      <style:text-properties officeooo:rsid="003011fe" officeooo:paragraph-rsid="00303df1"/>
    </style:style>
    <style:style style:name="P12" style:family="paragraph" style:parent-style-name="Text_20_body">
      <style:text-properties officeooo:rsid="00304905" officeooo:paragraph-rsid="00304905"/>
    </style:style>
    <style:style style:name="P13" style:family="paragraph" style:parent-style-name="Text_20_body">
      <style:text-properties officeooo:rsid="00304905" officeooo:paragraph-rsid="00317641"/>
    </style:style>
    <style:style style:name="P14" style:family="paragraph" style:parent-style-name="Text_20_body">
      <style:text-properties officeooo:rsid="00304905" officeooo:paragraph-rsid="003196e6"/>
    </style:style>
    <style:style style:name="P15" style:family="paragraph" style:parent-style-name="Text_20_body">
      <style:text-properties officeooo:rsid="003196e6" officeooo:paragraph-rsid="003196e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rminal">
      <style:text-properties officeooo:rsid="002dd3e9" officeooo:paragraph-rsid="002dd3e9"/>
    </style:style>
    <style:style style:name="P18" style:family="paragraph" style:parent-style-name="Terminal">
      <style:text-properties officeooo:rsid="002e3b52" officeooo:paragraph-rsid="002e3b52"/>
    </style:style>
    <style:style style:name="P19" style:family="paragraph" style:parent-style-name="Terminal">
      <style:text-properties officeooo:rsid="00355491" officeooo:paragraph-rsid="00355491"/>
    </style:style>
    <style:style style:name="P20" style:family="paragraph" style:parent-style-name="Text_20_body">
      <style:text-properties officeooo:rsid="0037a965" officeooo:paragraph-rsid="0037a965"/>
    </style:style>
    <style:style style:name="P21" style:family="paragraph" style:parent-style-name="Text_20_body">
      <style:text-properties officeooo:rsid="0039428e" officeooo:paragraph-rsid="0039428e"/>
    </style:style>
    <style:style style:name="P22" style:family="paragraph" style:parent-style-name="Text_20_body">
      <style:text-properties officeooo:rsid="0039de88" officeooo:paragraph-rsid="0039de88"/>
    </style:style>
    <style:style style:name="P23" style:family="paragraph" style:parent-style-name="Text_20_body">
      <style:text-properties officeooo:rsid="003a6560" officeooo:paragraph-rsid="003a6560"/>
    </style:style>
    <style:style style:name="P24" style:family="paragraph" style:parent-style-name="Text_20_body">
      <style:text-properties officeooo:rsid="003f416c" officeooo:paragraph-rsid="003f416c"/>
    </style:style>
    <style:style style:name="P25" style:family="paragraph" style:parent-style-name="Text_20_body">
      <style:text-properties officeooo:rsid="00426f38" officeooo:paragraph-rsid="00426f38"/>
    </style:style>
    <style:style style:name="P26" style:family="paragraph" style:parent-style-name="Text_20_body">
      <style:text-properties officeooo:rsid="004304b6" officeooo:paragraph-rsid="004304b6"/>
    </style:style>
    <style:style style:name="P27" style:family="paragraph" style:parent-style-name="Text_20_body">
      <style:text-properties officeooo:rsid="004498b7" officeooo:paragraph-rsid="004498b7"/>
    </style:style>
    <style:style style:name="P28" style:family="paragraph" style:parent-style-name="Heading_20_1">
      <style:text-properties fo:color="#ff0000" style:text-underline-style="solid" style:text-underline-width="auto" style:text-underline-color="font-color"/>
    </style:style>
    <style:style style:name="P29" style:family="paragraph" style:parent-style-name="Heading_20_1">
      <style:text-properties fo:color="#ff0000" style:text-underline-style="solid" style:text-underline-width="auto" style:text-underline-color="font-color" officeooo:rsid="002c9ff7" officeooo:paragraph-rsid="002c9ff7"/>
    </style:style>
    <style:style style:name="P30" style:family="paragraph" style:parent-style-name="Terminal">
      <style:text-properties officeooo:rsid="00355491" officeooo:paragraph-rsid="00355491"/>
    </style:style>
    <style:style style:name="P31" style:family="paragraph" style:parent-style-name="Terminal">
      <style:text-properties officeooo:rsid="004304b6" officeooo:paragraph-rsid="004304b6"/>
    </style:style>
    <style:style style:name="P32" style:family="paragraph" style:parent-style-name="Terminal">
      <style:text-properties officeooo:rsid="004498b7" officeooo:paragraph-rsid="004498b7"/>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30014c"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17641"/>
    </style:style>
    <style:style style:name="T9" style:family="text">
      <style:text-properties style:text-underline-style="solid" style:text-underline-width="auto" style:text-underline-color="font-color" officeooo:rsid="003196e6"/>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officeooo:rsid="002dd3e9"/>
    </style:style>
    <style:style style:name="T13" style:family="text">
      <style:text-properties officeooo:rsid="002eb6ab"/>
    </style:style>
    <style:style style:name="T14" style:family="text">
      <style:text-properties officeooo:rsid="0030014c"/>
    </style:style>
    <style:style style:name="T15" style:family="text">
      <style:text-properties officeooo:rsid="003011fe"/>
    </style:style>
    <style:style style:name="T16" style:family="text">
      <style:text-properties officeooo:rsid="00303df1"/>
    </style:style>
    <style:style style:name="T17" style:family="text">
      <style:text-properties officeooo:rsid="00304905"/>
    </style:style>
    <style:style style:name="T18" style:family="text">
      <style:text-properties officeooo:rsid="00317641"/>
    </style:style>
    <style:style style:name="T19" style:family="text">
      <style:text-properties officeooo:rsid="003196e6"/>
    </style:style>
    <style:style style:name="T20" style:family="text">
      <style:text-properties officeooo:rsid="0033761b"/>
    </style:style>
    <style:style style:name="T21" style:family="text">
      <style:text-properties officeooo:rsid="00355491"/>
    </style:style>
    <style:style style:name="T22" style:family="text">
      <style:text-properties officeooo:rsid="00381b04"/>
    </style:style>
    <style:style style:name="T23" style:family="text">
      <style:text-properties officeooo:rsid="0039de88"/>
    </style:style>
    <style:style style:name="T24" style:family="text">
      <style:text-properties officeooo:rsid="003a6560"/>
    </style:style>
    <style:style style:name="T25" style:family="text">
      <style:text-properties officeooo:rsid="003b08a2"/>
    </style:style>
    <style:style style:name="T26" style:family="text">
      <style:text-properties officeooo:rsid="004072ba"/>
    </style:style>
    <style:style style:name="T27" style:family="text">
      <style:text-properties officeooo:rsid="004304b6"/>
    </style:style>
    <style:style style:name="T28" style:family="text">
      <style:text-properties officeooo:rsid="004498b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257_1714321385" text:style-name="Index_20_Link" text:visited-style-name="Index_20_Link">1) ICMP et Ping<text:tab/>1</text:a></text:p>
          <text:p text:style-name="P16"><text:a xlink:type="simple" xlink:href="#__RefHeading___Toc259_1714321385" text:style-name="Index_20_Link" text:visited-style-name="Index_20_Link">2) Utilisation de traceroute<text:tab/>4</text:a></text:p>
        </text:index-body>
      </text:table-of-content>
      <text:h text:style-name="P29" text:outline-level="1"><text:bookmark-start text:name="__RefHeading___Toc257_1714321385"/>1) ICMP et Ping<text:bookmark-end text:name="__RefHeading___Toc257_1714321385"/></text:h>
      <text:p text:style-name="P3">1) Pour cette question je lance wireshark, je met un filtre pour ne garder que ce que mon ordinateur envoi et je ping plusieurs sites différents.</text:p>
      <text:p text:style-name="P5">2) <text:span text:style-name="T12">Ici on voit bien que les 10 paquets ont été envoyés et reçus pour la machine de mon voisin :</text:span></text:p>
      <text:p text:style-name="P17">test@214-4:~$ <text:span text:style-name="T10">ping 10.214.3.1 -c 10</text:span></text:p>
      <text:p text:style-name="P17">PING 10.214.3.1 (10.214.3.1) 56(84) bytes of data.</text:p>
      <text:p text:style-name="P17">64 bytes from 10.214.3.1: icmp_seq=1 ttl=64 time=0.412 ms</text:p>
      <text:p text:style-name="P17">64 bytes from 10.214.3.1: icmp_seq=2 ttl=64 time=0.378 ms</text:p>
      <text:p text:style-name="P17">64 bytes from 10.214.3.1: icmp_seq=3 ttl=64 time=0.368 ms</text:p>
      <text:p text:style-name="P17">64 bytes from 10.214.3.1: icmp_seq=4 ttl=64 time=0.403 ms</text:p>
      <text:p text:style-name="P17">64 bytes from 10.214.3.1: icmp_seq=5 ttl=64 time=0.417 ms</text:p>
      <text:p text:style-name="P17">64 bytes from 10.214.3.1: icmp_seq=6 ttl=64 time=0.243 ms</text:p>
      <text:p text:style-name="P17">64 bytes from 10.214.3.1: icmp_seq=7 ttl=64 time=0.357 ms</text:p>
      <text:p text:style-name="P17">64 bytes from 10.214.3.1: icmp_seq=8 ttl=64 time=0.326 ms</text:p>
      <text:p text:style-name="P17">64 bytes from 10.214.3.1: icmp_seq=9 ttl=64 time=0.395 ms</text:p>
      <text:p text:style-name="P17">64 bytes from 10.214.3.1: icmp_seq=10 ttl=64 time=0.382 ms</text:p>
      <text:p text:style-name="P18">--- <text:span text:style-name="T10">10.214.3.1 ping statistics </text:span>---</text:p>
      <text:p text:style-name="P18"><text:span text:style-name="T10">10</text:span> packets transmitted, <text:span text:style-name="T10">10</text:span> received, 0% packet loss, time 9221ms</text:p>
      <text:p text:style-name="P6"><text:s/><text:span text:style-name="T12">Ici on voit bien que les 10 paquets ont été envoyés et reçus pour pour le site </text:span><text:a xlink:type="simple" xlink:href="http://www.lirmm.fr/" text:style-name="Internet_20_link" text:visited-style-name="Visited_20_Internet_20_Link"><text:span text:style-name="T12">www.lirmm.fr</text:span></text:a><text:span text:style-name="T12"> :</text:span></text:p>
      <text:p text:style-name="P17">test@214-4:~$ <text:span text:style-name="T10">ping www.lirmm.fr -c 10</text:span></text:p>
      <text:p text:style-name="P17">PING pluton.lirmm.fr (193.49.104.251) 56(84) bytes of data.</text:p>
      <text:p text:style-name="P17">64 bytes from pluton.lirmm.fr (193.49.104.251): icmp_seq=1 ttl=55 time=14.0 ms</text:p>
      <text:p text:style-name="P17">64 bytes from pluton.lirmm.fr (193.49.104.251): icmp_seq=2 ttl=55 time=12.4 ms</text:p>
      <text:p text:style-name="P17">64 bytes from pluton.lirmm.fr (193.49.104.251): icmp_seq=3 ttl=55 time=7.77 ms</text:p>
      <text:p text:style-name="P17">64 bytes from pluton.lirmm.fr (193.49.104.251): icmp_seq=4 ttl=55 time=13.0 ms</text:p>
      <text:p text:style-name="P17">64 bytes from pluton.lirmm.fr (193.49.104.251): icmp_seq=5 ttl=55 time=13.5 ms</text:p>
      <text:p text:style-name="P17"><text:soft-page-break/>64 bytes from pluton.lirmm.fr (193.49.104.251): icmp_seq=6 ttl=55 time=9.38 ms</text:p>
      <text:p text:style-name="P17">64 bytes from pluton.lirmm.fr (193.49.104.251): icmp_seq=7 ttl=55 time=4.33 ms</text:p>
      <text:p text:style-name="P17">64 bytes from pluton.lirmm.fr (193.49.104.251): icmp_seq=8 ttl=55 time=29.6 ms</text:p>
      <text:p text:style-name="P17">64 bytes from pluton.lirmm.fr (193.49.104.251): icmp_seq=9 ttl=55 time=16.8 ms</text:p>
      <text:p text:style-name="P17">64 bytes from pluton.lirmm.fr (193.49.104.251): icmp_seq=10 ttl=55 time=3.83 ms</text:p>
      <text:p text:style-name="P18">--- <text:span text:style-name="T10">pluton.lirmm.fr ping statistics </text:span>---</text:p>
      <text:p text:style-name="P18"><text:span text:style-name="T10">10</text:span> packets transmitted, <text:span text:style-name="T10">10</text:span> received, 0% packet loss, time 9015ms</text:p>
      <text:p text:style-name="P6"><text:s/><text:span text:style-name="T12">Ici on voit bien que les 10 paquets ont été envoyés et reçus pour pour le site www.google.com :</text:span></text:p>
      <text:p text:style-name="P18">test@214-4:~$ <text:span text:style-name="T10">ping www.google.com -c 10</text:span></text:p>
      <text:p text:style-name="P18">PING www.google.com (172.217.19.132) 56(84) bytes of data.</text:p>
      <text:p text:style-name="P18">64 bytes from par03s12-in-f132.1e100.net (172.217.19.132): icmp_seq=1 ttl=54 time=10.8 ms</text:p>
      <text:p text:style-name="P18">64 bytes from par03s12-in-f132.1e100.net (172.217.19.132): icmp_seq=2 ttl=54 time=12.5 ms</text:p>
      <text:p text:style-name="P18">64 bytes from par03s12-in-f132.1e100.net (172.217.19.132): icmp_seq=3 ttl=54 time=9.56 ms</text:p>
      <text:p text:style-name="P18">64 bytes from par03s12-in-f132.1e100.net (172.217.19.132): icmp_seq=4 ttl=54 time=11.1 ms</text:p>
      <text:p text:style-name="P18">64 bytes from par03s12-in-f132.1e100.net (172.217.19.132): icmp_seq=5 ttl=54 time=9.16 ms</text:p>
      <text:p text:style-name="P18">64 bytes from par03s12-in-f132.1e100.net (172.217.19.132): icmp_seq=6 ttl=54 time=22.6 ms</text:p>
      <text:p text:style-name="P18">64 bytes from par03s12-in-f132.1e100.net (172.217.19.132): icmp_seq=7 ttl=54 time=6.86 ms</text:p>
      <text:p text:style-name="P18">64 bytes from par03s12-in-f132.1e100.net (172.217.19.132): icmp_seq=8 ttl=54 time=5.98 ms</text:p>
      <text:p text:style-name="P18">64 bytes from par03s12-in-f132.1e100.net (172.217.19.132): icmp_seq=9 ttl=54 time=27.0 ms</text:p>
      <text:p text:style-name="P18">64 bytes from par03s12-in-f132.1e100.net (172.217.19.132): icmp_seq=10 ttl=54 time=10.4 ms</text:p>
      <text:p text:style-name="P18">--- <text:span text:style-name="T10">www.google.com ping statistics</text:span> ---</text:p>
      <text:p text:style-name="P18"><text:span text:style-name="T10">10</text:span> packets transmitted, <text:span text:style-name="T10">10</text:span> received, 0% packet loss, time 9013ms</text:p>
      <text:p text:style-name="P7"><text:s/><text:span text:style-name="T12">Ici on voit bien que les 10 paquets ont été envoyés et reçus pour pour le site www.nasa.gov :</text:span></text:p>
      <text:p text:style-name="P18"><text:soft-page-break/>test@214-4:~$ <text:span text:style-name="T10">ping www.nasa.gov -c 10</text:span></text:p>
      <text:p text:style-name="P18">PING iznasa.hs.llnwd.net (178.79.242.47) 56(84) bytes of data.</text:p>
      <text:p text:style-name="P18">64 bytes from https-178-79-242-47.fra.llnw.net (178.79.242.47): icmp_seq=1 ttl=49 time=45.6 ms</text:p>
      <text:p text:style-name="P18">64 bytes from https-178-79-242-47.fra.llnw.net (178.79.242.47): icmp_seq=2 ttl=49 time=46.2 ms</text:p>
      <text:p text:style-name="P18">64 bytes from https-178-79-242-47.fra.llnw.net (178.79.242.47): icmp_seq=3 ttl=49 time=45.0 ms</text:p>
      <text:p text:style-name="P18">64 bytes from https-178-79-242-47.fra.llnw.net (178.79.242.47): icmp_seq=4 ttl=49 time=44.8 ms</text:p>
      <text:p text:style-name="P18">64 bytes from https-178-79-242-47.fra.llnw.net (178.79.242.47): icmp_seq=5 ttl=49 time=61.9 ms</text:p>
      <text:p text:style-name="P18">64 bytes from https-178-79-242-47.fra.llnw.net (178.79.242.47): icmp_seq=6 ttl=49 time=45.1 ms</text:p>
      <text:p text:style-name="P18">64 bytes from https-178-79-242-47.fra.llnw.net (178.79.242.47): icmp_seq=7 ttl=49 time=45.1 ms</text:p>
      <text:p text:style-name="P18">64 bytes from https-178-79-242-47.fra.llnw.net (178.79.242.47): icmp_seq=8 ttl=49 time=44.8 ms</text:p>
      <text:p text:style-name="P18">64 bytes from https-178-79-242-47.fra.llnw.net (178.79.242.47): icmp_seq=9 ttl=49 time=45.0 ms</text:p>
      <text:p text:style-name="P18">64 bytes from https-178-79-242-47.fra.llnw.net (178.79.242.47): icmp_seq=10 ttl=49 time=44.8 ms</text:p>
      <text:p text:style-name="P18">--- <text:span text:style-name="T10">iznasa.hs.llnwd.net ping statistics</text:span> ---</text:p>
      <text:p text:style-name="P18"><text:span text:style-name="T10">10</text:span> packets transmitted, <text:span text:style-name="T10">10</text:span> received, 0% packet loss, time 9013ms</text:p>
      <text:p text:style-name="P8">En regardant les temps de transmission de chacun des paquets vers les sites on en déduit que le temps moyen pour l’envoi de 10 paquets est de 9000ms</text:p>
      <text:p text:style-name="P8">3) <text:span text:style-name="T13">Pour chaque machine on a 20 échanges qui ont lieu (10 pour l’envoi et 10 pour la réception). Pour le premier message envoyé à chaque adresse distante le protocole utilisé est l’ICMP. Son numéro de protocole est le numéro 1.</text:span></text:p>
      <text:p text:style-name="P9">4) Adresse IP :</text:p>
      <text:p text:style-name="P9">- <text:span text:style-name="T14">Ma m</text:span>achine : 10.214.4.1</text:p>
      <text:p text:style-name="P10">- Machine de mon voisin : 10.214.3.1</text:p>
      <text:p text:style-name="P10">- Machine de <text:a xlink:type="simple" xlink:href="http://www.lirmm.fr/" text:style-name="Internet_20_link" text:visited-style-name="Visited_20_Internet_20_Link">www.lirmm.fr</text:a> : 193.49.104.251</text:p>
      <text:p text:style-name="P10">- Machine de <text:a xlink:type="simple" xlink:href="http://www.google.com/" text:style-name="Internet_20_link" text:visited-style-name="Visited_20_Internet_20_Link">www.google.com</text:a> : 172.217.19.132</text:p>
      <text:p text:style-name="P10"><text:soft-page-break/>- Machine de <text:a xlink:type="simple" xlink:href="http://www.nasa.gov/" text:style-name="Internet_20_link" text:visited-style-name="Visited_20_Internet_20_Link">www.nasa.gov</text:a> : 178.79.242.47</text:p>
      <text:p text:style-name="P10">5) <text:span text:style-name="T15">Il y a des paquets ICMP qui n’ont pas de numéros de port destination ni source car ils sont inconnus.</text:span></text:p>
      <text:p text:style-name="P11">6) <text:span text:style-name="T16">Les autres champs qu’un paquets ICMP possède sont le type, le code, le jour de l’envoi…</text:span></text:p>
      <text:p text:style-name="P11"><text:s/><text:span text:style-name="T16">2 octets soit 16 bits sont utilisés pour le cheeksum, le numéro de séquence et le champ d’identification.</text:span></text:p>
      <text:h text:style-name="P28" text:outline-level="1"><text:bookmark-start text:name="__RefHeading___Toc259_1714321385"/>2) Utilisation de traceroute<text:bookmark-end text:name="__RefHeading___Toc259_1714321385"/></text:h>
      <text:p text:style-name="P4">1) <text:span text:style-name="T17">J’installe le mtr dans mon terminal grâce à la commande apt-get install mtr. Ensuite j’utilise la commande mtr Nom_Du_Site pour déterminer les routes utilisées pour accéder aux adresses.</text:span></text:p>
      <text:p text:style-name="P12"><text:span text:style-name="T7">Pour accéder au site </text:span><text:a xlink:type="simple" xlink:href="http://www.lirmm.fr/" text:style-name="Internet_20_link" text:visited-style-name="Visited_20_Internet_20_Link"><text:span text:style-name="T7">www.lirmm.fr</text:span></text:a><text:span text:style-name="T7"> je passe par les routes suivantes :</text:span></text:p>
      <text:p text:style-name="Terminal">10.214.255.254 ; GW.iutbeziers.fr ; 10.3.7.25 ; 193.55.200.8 ; r3lr5-tel-6-montpellier-rtr-021.noc.renater.fr ; deux routes quon ne connaît pas ; gate-e.lirmm.fr ; cs-lirmm.lirm.fr ; pluton.lirmm.fr</text:p>
      <text:p text:style-name="P12"><text:span text:style-name="T7">Pour accéder au site </text:span><text:a xlink:type="simple" xlink:href="http://www.free.fr/" text:style-name="Internet_20_link" text:visited-style-name="Visited_20_Internet_20_Link"><text:span text:style-name="T7">www.free.fr</text:span></text:a><text:span text:style-name="T7"> je passe par les routes suivantes :</text:span></text:p>
      <text:p text:style-name="Terminal">10.214.255.254 ; GW.iutbeziers.fr ; 10.3.7.25 ; 193.55.200.8 ; <text:span text:style-name="T18">xe1-0-3-marseille1-rtr-131.noc.renater.fr ; te0-6-0-2-lyon1-rtr-001.noc.renater.fr ; xe0-0-9-paris1-rtr-131.noc.renater.fr ; aub-6k-1.routers.proxad.net ; une route inconnue ; bzn-9k-4-be1004.intf.routers.proxad.net ; une autre route inconnue ; bzn-9k-2.sys.routers.proxad.net ; </text:span><text:a xlink:type="simple" xlink:href="http://www.free.fr/" text:style-name="Internet_20_link" text:visited-style-name="Visited_20_Internet_20_Link"><text:span text:style-name="T18">www.free.fr</text:span></text:a></text:p>
      <text:p text:style-name="P13"><text:span text:style-name="T7">Pour accéder au site </text:span><text:a xlink:type="simple" xlink:href="http://www.google.com/" text:style-name="Internet_20_link" text:visited-style-name="Visited_20_Internet_20_Link"><text:span text:style-name="T8">www.google.com</text:span></text:a><text:span text:style-name="T8"> </text:span><text:span text:style-name="T7">je passe par les routes suivantes :</text:span></text:p>
      <text:p text:style-name="Terminal">10.214.255.254 ; GW.iutbeziers.fr ; 10.3.7.25 ; 193.55.200.8 ; <text:span text:style-name="T19">xe0-0-3-marseille1-rtr-131.noc.renater.fr ; te1-1-marseille2-rtr-021.noc.renater.fr ; 72.14.218.132 ; 108.170.252.241 ; 66.249.95.43 ; par03s12-in-f132.1e100.net</text:span></text:p>
      <text:p text:style-name="P14"><text:span text:style-name="T7">Pour accéder au site </text:span><text:a xlink:type="simple" xlink:href="http://www.nasa.gov/" text:style-name="Internet_20_link" text:visited-style-name="Visited_20_Internet_20_Link"><text:span text:style-name="T9">www.nasa.gov</text:span></text:a><text:span text:style-name="T9"> </text:span><text:span text:style-name="T7">je passe par les routes suivantes :</text:span></text:p>
      <text:p text:style-name="Terminal">10.214.255.254 ; GW.iutbeziers.fr ; 10.3.7.25 ; 193.55.200.8 ; <text:span text:style-name="T19">xe1-0-3-marseille1-rtr-131.noc.renater.fr ; 193.51.180.10 ; renater-ias-geant-gw.gen.ch.geant.net ; ae1.mx1.fra.de.geant.net ; une route inconnue ; vl2014.dr02.fra1.llnw.net ; https-178-79-242-47.fra.llnw.net</text:span></text:p>
      <text:p text:style-name="P15">2) <text:span text:style-name="T20">L’adresse </text:span><text:a xlink:type="simple" xlink:href="http://www.i3S.unice.fr/I3S" text:style-name="Internet_20_link" text:visited-style-name="Visited_20_Internet_20_Link"><text:span text:style-name="T20">www.i3S.unice.fr/I3S</text:span></text:a><text:span text:style-name="T20"> n’existe pas</text:span></text:p>
      <text:p text:style-name="Text_20_body"><text:s text:c="4"/><text:span text:style-name="T20">Le serveur de l’adresse </text:span><text:a xlink:type="simple" xlink:href="http://www.irit.fr/" text:style-name="Internet_20_link" text:visited-style-name="Visited_20_Internet_20_Link"><text:span text:style-name="T20">www.irit.fr</text:span></text:a><text:span text:style-name="T20"> se situe à Toulouse</text:span></text:p>
      <text:p text:style-name="P19">root@214-4 : /home/test</text:p>
      <text:p text:style-name="P19"># <text:span text:style-name="T10">traceroute www.irit.fr</text:span></text:p>
      <text:p text:style-name="P19">traceroute to www.irit.fr (141.115.28.2), 30 hops max, 60 byte packets</text:p>
      <text:p text:style-name="P19"><text:soft-page-break/><text:s/>1 <text:s/>gateway (10.214.255.254) <text:s/>2.340 ms <text:s/>2.688 ms <text:s/>3.084 ms</text:p>
      <text:p text:style-name="P19"><text:s/>2 <text:s/>GW.iutbeziers.fr (194.199.227.254) <text:s/>1.509 ms <text:s/>1.522 ms <text:s/>1.661 ms</text:p>
      <text:p text:style-name="P19"><text:s/>3 <text:s/>10.3.7.25 (10.3.7.25) <text:s/>3.920 ms <text:s/>3.452 ms <text:s/>5.948 ms</text:p>
      <text:p text:style-name="P19"><text:s/>4 <text:s/>* * *</text:p>
      <text:p text:style-name="P19"><text:s/>5 <text:s/>te4-2-toulouse-rtr-021.noc.renater.fr (193.51.177.225) <text:s/>5.921 ms <text:s/>5.904 ms <text:s/>5.900 ms</text:p>
      <text:p text:style-name="P19"><text:s/>6 <text:s/>remip-2000-te1-3-toulouse-rtr-021.noc.renater.fr (193.51.181.177) <text:s/>5.880 ms <text:s/>5.903 ms <text:s/>5.907 ms</text:p>
      <text:p text:style-name="Text_20_body"><text:s text:c="4"/><text:span text:style-name="T20">Le serveur de l’adresse </text:span><text:a xlink:type="simple" xlink:href="http://www.irisa.fr/" text:style-name="Internet_20_link" text:visited-style-name="Visited_20_Internet_20_Link"><text:span text:style-name="T20">www.irisa.fr</text:span></text:a><text:span text:style-name="T20"> se situe à Rennes</text:span></text:p>
      <text:p text:style-name="P19">root@214-4 : /home/test</text:p>
      <text:p text:style-name="P19"># <text:span text:style-name="T10">traceroute www.irisa.fr</text:span></text:p>
      <text:p text:style-name="P19">traceroute to www.irisa.fr (131.254.254.30), 30 hops max, 60 byte packets</text:p>
      <text:p text:style-name="P19"><text:s/>1 <text:s/>gateway (10.214.255.254) <text:s/>2.509 ms <text:s/>2.879 ms <text:s/>3.302 ms</text:p>
      <text:p text:style-name="P19"><text:s/>2 <text:s/>GW.iutbeziers.fr (194.199.227.254) <text:s/>1.425 ms <text:s/>1.427 ms <text:s/>1.683 ms</text:p>
      <text:p text:style-name="P19"><text:s/>3 <text:s/>10.3.7.25 (10.3.7.25) <text:s/>6.002 ms <text:s/>5.998 ms <text:s/>5.959 ms</text:p>
      <text:p text:style-name="P19"><text:s/>4 <text:s/>* * *</text:p>
      <text:p text:style-name="P19"><text:s/>5 <text:s/>te4-2-toulouse-rtr-021.noc.renater.fr (193.51.177.225) <text:s/>15.656 ms <text:s/>15.630 ms <text:s/>15.840 ms</text:p>
      <text:p text:style-name="P19"><text:s/>6 <text:s/>te4-1-bordeaux-rtr-021.noc.renater.fr (193.51.177.37) <text:s/>15.093 ms <text:s/>15.264 ms <text:s/>15.248 ms</text:p>
      <text:p text:style-name="P19"><text:s/>7 <text:s/>te0-0-0-3-lyon1-rtr-001.noc.renater.fr (193.51.177.41) <text:s/>13.492 ms <text:s/>13.583 ms <text:s/>13.843 ms</text:p>
      <text:p text:style-name="P19"><text:s/>8 <text:s/>* * *</text:p>
      <text:p text:style-name="P19"><text:s/>9 <text:s/>irisa-rennes-gi8-7-rennes-rtr-021.noc.renater.fr (193.51.181.169) <text:s/>16.889 ms <text:s/>15.007 ms <text:s/>14.958 ms</text:p>
      <text:p text:style-name="Text_20_body"><text:s text:c="4"/><text:span text:style-name="T21">Le serveur de l’adresse </text:span><text:a xlink:type="simple" xlink:href="http://www.lifl.fr/" text:style-name="Internet_20_link" text:visited-style-name="Visited_20_Internet_20_Link"><text:span text:style-name="T21">www.lifl.fr</text:span></text:a><text:span text:style-name="T21"> se situe à Lille</text:span></text:p>
      <text:p text:style-name="P19">root@214-4 : /home/test</text:p>
      <text:p text:style-name="P19"># <text:span text:style-name="T10">traceroute www.lifl.fr</text:span></text:p>
      <text:p text:style-name="P19">traceroute to www.lifl.fr (193.48.186.120), 30 hops max, 60 byte packets</text:p>
      <text:p text:style-name="P19"><text:s/>1 <text:s/>gateway (10.214.255.254) <text:s/>6.649 ms <text:s/>7.021 ms <text:s/>7.420 ms</text:p>
      <text:p text:style-name="P19"><text:s/>2 <text:s/>GW.iutbeziers.fr (194.199.227.254) <text:s/>1.381 ms <text:s/>1.383 ms <text:s/>1.198 ms</text:p>
      <text:p text:style-name="P19"><text:s/>3 <text:s/>10.3.7.25 (10.3.7.25) <text:s/>3.194 ms <text:s/>3.160 ms <text:s/>3.177 ms</text:p>
      <text:p text:style-name="P19"><text:soft-page-break/><text:s/>4 <text:s/>* * *</text:p>
      <text:p text:style-name="P19"><text:s/>5 <text:s/>xe1-0-3-marseille1-rtr-131.noc.renater.fr (193.51.177.18) <text:s/>18.888 ms <text:s/>19.012 ms <text:s/>18.872 ms</text:p>
      <text:p text:style-name="P19"><text:s/>6 <text:s/>193.51.180.12 (193.51.180.12) <text:s/>18.833 ms <text:s/>19.584 ms 193.51.180.10 (193.51.180.10) <text:s/>19.475 ms</text:p>
      <text:p text:style-name="P19"><text:s/>7 <text:s/>193.51.180.62 (193.51.180.62) <text:s/>14.807 ms 193.51.180.60 (193.51.180.60) <text:s/>14.912 ms xe0-0-9-paris1-rtr-131.noc.renater.fr (193.51.177.38) <text:s/>15.074 ms</text:p>
      <text:p text:style-name="P19"><text:s/>8 <text:s/>* * *</text:p>
      <text:p text:style-name="P19"><text:s/>9 <text:s/>noropale-vl340-gi8-3-lille-rtr-021.noc.renater.fr (193.51.183.89) <text:s/>18.086 ms <text:s/>18.384 ms <text:s/>18.651 ms</text:p>
      <text:p text:style-name="P20">Toutes les routes commencent du même point et passent de routeurs en routeurs. Les routes commencent sur les routeurs de l’iut et ensuite partent dans des directions qui ne sont pas les mêmes. <text:span text:style-name="T22">En comparant mes résultats par rapport à l’infrastructure générale du réseau Renater je vois que les routes utilisées correspondent.</text:span></text:p>
      <text:p text:style-name="P21">3) Je lance wireshark, je met des filtres et je lance la capture des paquets <text:span text:style-name="T23">et sur le terminal je fais un traceroute d’un site situé en France.</text:span></text:p>
      <text:p text:style-name="Text_20_body">4) Je sélectionne le premier message <text:span text:style-name="T23">R</text:span>equête <text:span text:style-name="T23">ICMP et je vois que mon adresse IP est : 10.214.7.1</text:span></text:p>
      <text:p text:style-name="P22">5) <text:span text:style-name="T24">Dans l’en-tête du paquet IP la valeur du champ protocole de niveau supérieur est de 17 (UDP)</text:span></text:p>
      <text:p text:style-name="P23">6) <text:span text:style-name="T25">La taille totale du datagramme Ip est de 65 000 octets. 20 octets sont présents dans l’en-tête ip. La partie utile varie en fonction des données transmises.</text:span></text:p>
      <text:p text:style-name="P24">7) <text:span text:style-name="T26">Dans le premier cas (50 octets) le paquet n’est pas fragmenté mais dans le deuxième cas (2000 octets) le paquet est fragmenté. Pour savoir si un paquet est fragmenté il faut connaître sa taille (80 octets). Si la taille est dépassée alors le paquet sera fragmenté. La paquet ICMP réserve les champs de 31 à 62 bits (3ème octet) pour l’identification du fragment et les flags et offset.</text:span></text:p>
      <text:p text:style-name="P25">9) <text:span text:style-name="T27">En faisant un traceroute je peux identifier le routeur le plus proche de ma machine auquel le paquet est passé.</text:span></text:p>
      <text:p text:style-name="P31">test@214-7:~$ <text:span text:style-name="T11">traceroute www.google.fr</text:span></text:p>
      <text:p text:style-name="P31">traceroute to www.google.fr (216.58.205.131), 30 hops max, 60 byte packets</text:p>
      <text:p text:style-name="P31"><text:s/>1 <text:s/>gateway (10.214.255.254) <text:s/>2.291 ms <text:s/>2.667 ms <text:s/>3.066 ms</text:p>
      <text:p text:style-name="P31"><text:s/><text:span text:style-name="T11">2 <text:s/>GW.iutbeziers.fr (194.199.227.254) <text:s/>1.904 ms <text:s/>1.448 ms <text:s/>1.860 ms</text:span></text:p>
      <text:p text:style-name="P31"><text:s/>3 <text:s/>10.3.7.25 (10.3.7.25) <text:s/>25.082 ms <text:s/>25.097 ms <text:s/>25.092 ms</text:p>
      <text:p text:style-name="P31"><text:s/>4 <text:s/>* * *</text:p>
      <text:p text:style-name="P31"><text:soft-page-break/><text:s/>5 <text:s/>xe0-0-3-marseille1-rtr-131.noc.renater.fr (193.51.177.236) <text:s/>29.065 ms <text:s/>29.061 ms <text:s/>29.046 ms</text:p>
      <text:p text:style-name="P31"><text:s/>6 <text:s/>te2-6-marseille2-rtr-021.noc.renater.fr (193.51.177.213) <text:s/>30.723 ms <text:s/>29.322 ms <text:s/>28.901 ms</text:p>
      <text:p text:style-name="P31"><text:s/>7 <text:s/>72.14.218.132 (72.14.218.132) <text:s/>27.135 ms <text:s/>30.733 ms <text:s/>30.983 ms</text:p>
      <text:p text:style-name="P31"><text:s/>8 <text:s/>108.170.252.242 (108.170.252.242) <text:s/>28.126 ms <text:s/>27.920 ms <text:s/>27.881 ms</text:p>
      <text:p text:style-name="P31"><text:s/>9 <text:s/>209.85.253.104 (209.85.253.104) <text:s/>29.124 ms 72.14.238.20 (72.14.238.20) <text:s/>31.967 ms 209.85.253.104 (209.85.253.104) <text:s/>28.413 ms</text:p>
      <text:p text:style-name="P31">10 <text:s/>64.233.175.50 (64.233.175.50) <text:s/>33.428 ms 108.170.245.81 (108.170.245.81) <text:s/>33.444 ms 209.85.142.220 (209.85.142.220) <text:s/>32.437 ms</text:p>
      <text:p text:style-name="P31">11 <text:s/>108.170.245.65 (108.170.245.65) <text:s/>33.672 ms <text:s/>33.665 ms 216.239.42.13 (216.239.42.13) <text:s/>32.911 ms</text:p>
      <text:p text:style-name="P31">12 <text:s/>216.239.42.15 (216.239.42.15) <text:s/>32.119 ms <text:s/>32.610 ms <text:s/>32.697 ms</text:p>
      <text:p text:style-name="P31">13 <text:s/>mil04s27-in-f3.1e100.net (216.58.205.131) <text:s/>32.648 ms <text:s/>33.210 ms <text:s/>32.701 ms</text:p>
      <text:p text:style-name="P26">10) <text:span text:style-name="T28">Ici on peut le voir avec la capture sur wireshark</text:span></text:p>
      <text:p text:style-name="P32">No. <text:s text:c="4"/>Time <text:s text:c="10"/>Source <text:s text:c="15"/>Destination <text:s text:c="10"/>Protocol Length Info</text:p>
      <text:p text:style-name="P32"><text:s text:c="5"/>29 2.061979117 <text:s text:c="3"/><text:span text:style-name="T11">194.199.227.254</text:span> <text:s text:c="6"/>10.214.7.1 <text:s text:c="11"/>ICMP <text:s text:c="4"/>70 <text:s text:c="4"/>Time-to-live exceeded (Time to live exceeded in transit)</text:p>
      <text:p text:style-name="P27">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2e3b52"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30014c"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2</text:span><text:span text:style-name="MT6"> M</text:span><text:span text:style-name="MT5">1104</text:span></text:p>
      </style:header>
      <style:footer>
        <text:p text:style-name="MP2"><text:date style:data-style-name="N37" text:date-value="2018-12-19T11:31:42.950038597">19/12/18</text:date><text:tab/><text:page-number text:select-page="current">6</text:page-number>/<text:page-count>7</text:page-count><text:tab/><text:date style:data-style-name="N37" text:date-value="2018-12-19T11:31:42.950304513">19/12/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8-12-19T11:31:42.903447372</dc:date>
    <meta:editing-duration>PT1H21M41S</meta:editing-duration>
    <meta:editing-cycles>18</meta:editing-cycles>
    <meta:generator>LibreOffice/5.2.7.2$Linux_X86_64 LibreOffice_project/20m0$Build-2</meta:generator>
    <meta:document-statistic meta:table-count="0" meta:image-count="0" meta:object-count="0" meta:page-count="7" meta:paragraph-count="152" meta:word-count="1600" meta:character-count="11941" meta:non-whitespace-character-count="10240"/>
  </office:meta>
</office:document-meta>
</file>